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J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as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</table:table>
      <table:table table:name="J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as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u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u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u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u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u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u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u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3:45:57.673963427</meta:creation-date>
    <dc:date>2017-06-13T14:05:23.955376424</dc:date>
    <meta:editing-duration>PT9M6S</meta:editing-duration>
    <meta:editing-cycles>1</meta:editing-cycles>
    <meta:document-statistic meta:table-count="2" meta:cell-count="650" meta:object-count="0"/>
    <meta:generator>LibreOffice/5.1.6.2$Linux_X86_64 LibreOffice_project/10m0$Build-2</meta:generator>
  </office:meta>
</office:document-meta>
</file>